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3895b" officeooo:paragraph-rsid="0013895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3895b" officeooo:paragraph-rsid="0013895b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48fd8" officeooo:paragraph-rsid="00148fd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6d105" officeooo:paragraph-rsid="0016d105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officeooo:rsid="0013895b" officeooo:paragraph-rsid="0013895b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48fd8" officeooo:paragraph-rsid="00148fd8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6d105" officeooo:paragraph-rsid="0016d105" style:font-size-asian="10.5pt" style:font-weight-asian="bold" style:font-size-complex="12pt" style:font-weight-complex="bold"/>
    </style:style>
    <style:style style:name="P8" style:family="paragraph" style:parent-style-name="Subtitle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стория развития Calmira GNU/Linux</text:p>
      <text:p text:style-name="Standard"><text:tab/>Calmira GNU/Linux - молодой дистрибутив, разрабатываемый в одиночку бывшим владельцем несколких небольших сообществ. Этот дистрибутив не такой удобный и функциональный, однако он развивается, хоть и медленно, а так же активно используется некоторыми людьми в своих целях.</text:p>
      <text:p text:style-name="Standard"/>
      <text:p text:style-name="P1">ЦЕЛИ ПОЯВЛЕНИЯ.</text:p>
      <text:p text:style-name="P2"><text:tab/>Если дистрибутив создавался «просто так», без целей, то он не будет нужен никому.</text:p>
      <text:p text:style-name="P2"><text:tab/>Calmira создавалась с несколькими целями. Во-первых, предоставление пользователю легковесной системы, которая смогла бы работать на оборудовании начала двухтысячных. Большинство «легковесных» дистрибутивов начинало отжирать столько ресурсов ПК, сколько не снилось даже <text:s/>самому жирному дистрибутиву. Разработчику Calmira же это не нравилось.</text:p>
      <text:p text:style-name="P2"><text:tab/>Во-вторых, предоставление классического «олдскульного» окружения, которое нравилось в своё время матёрым линуксоидам. В некоторых случаях это даже лучше современного.</text:p>
      <text:p text:style-name="P2"><text:tab/>В-третьих, недовольство современными дистрибутивами. Одни не уважают частную жизнь и свободу пользователя, другие очень медленные и нестабильные, у третьих ужасные системные компоненты и т.д. Поэтому неплохо было бы сделать дистрибутив «для себя», «для души», и поделиться наработками с сообществом. Так же дистрибутив должен быть надёжным. Конечно, на данный момент, Calmira не такая надёжная, как планировалось, но все баги и недоработки исправляются, дистрибутив активно развивается.</text:p>
      <text:p text:style-name="P2"><text:tab/>В-четвёртых, в большинстве дистрибутивов Linux было установлено большое число абсолютно ненужного ПО, которое только занимало место, но не более. В новой системе Calmira этого же быть не должно. Она должна быть максимально лёгкой и без лишнего мусора, но, одновременно, и не в ущерб функциональности.</text:p>
      <text:p text:style-name="P2"><text:tab/>Calmira была названа в честь одноимённой графической оболочки для Windows 3.11. Первоначально планировалось назвать дистрибутив «CalmiraOS», но через некоторое время было принято название «Calmira GNU/Linux».</text:p>
      <text:p text:style-name="P2"/>
      <text:p text:style-name="P1">ПЕРВЫЕ ВЕРСИИ.</text:p>
      <text:p text:style-name="P1"/>
      <text:p text:style-name="P5">2021.1 — первый блин комом.</text:p>
      <text:p text:style-name="P2"><text:tab/>Версия 2021.1 вышла 23 апреля 2021 года. Собиралась тогда по LFS 9.0. На данный момент образ с системой является утерянным. Система выдачи версий дистрибутиву была простой. До точки - год выпуска дистрибутива, после (мажорная версия) - номер версии. В некоторых релизах добавляется ещё одна точка и число после неё (минорная версия). Просто небольшое обновление с исправлением багов (например, 2021.2.1).</text:p>
      <text:p text:style-name="P2"><text:tab/>Первая версия (2021.1) содержала в себе очень много багов и недоработок, начиная от нерабочего <text:span text:style-name="T2">gmp</text:span>, заканчивая остуствия какого-либо инструмента для работы с пакетами (кроме систем сборки, конечно). Потом вскрылись и другие проблемы: полурабочий <text:span text:style-name="T1">wget</text:span> и невозможность сборки Xorg. Чуть позже был написан <text:span text:style-name="T2">cpkgi-tools</text:span><text:span text:style-name="T3"> </text:span>- то, из чего впоследствии получился автоматизированная утилита для работы с пакетами <text:span text:style-name="T2">cpkg</text:span>. А cpkgi-tools (Calmira Package Installer Tools) в то время мог только устанавливать ПО, об удалении и прочих функциях не было и речи. Хотя были какие-то концепты для добавления жизненно важных функций, но они не были реализованы окончательно ввиду большой разрозненности - разные программы для установки, удаления и просмотра информации о пакете, а так же абсолютно разные общие функции для этого.</text:p>
      <text:p text:style-name="P2"><text:tab/>Самым главным достоинством cpkg было то, что пакет он ставил в отдельную директорию (<text:span text:style-name="T1">/usr/user</text:span>). Но были и минусы - сильное раздувание PATH, поэтому чуть позже от этого отказались. Были очень жёсткие ограничения на имя пакета (так, например, в нём не <text:soft-page-break/>должно было содержаться ничего, кроме имени пакета и расширения <text:span text:style-name="T1">tar.xz</text:span>, которое в будущем сократилось до <text:span text:style-name="T2">txz</text:span>), а так же кол-во файлов. Были серьёзные проблемы с добавлением пакета в базу данных Однако <text:span text:style-name="T2">cpkgi-tools </text:span>задал формат пакетов для будущего cpkg. Этот формат, кстати, используется до сих пор, только немного дополнялся.</text:p>
      <text:p text:style-name="P2"><text:tab/>Что и говорить - сначала у Calmira не было и собственного логотипа! Он появился почти перед выходом версии 2021.2 и являлся перерисованным изображением одноимённой оболочки для Win3.11. Логотип неофициальный, и до сих пор не считается логотипом дистрибутива, хотя некоторые его компоненты (например, просмотр информации о версии дистрибутива) используют его, а на официальном сайте выложен скриншот дистрибутива с выводом в терминал ASCII-версии логотипа.</text:p>
      <text:p text:style-name="P2"><text:tab/>Как говорится, первый блин комом. Но Calmira 2021.1 дала очень большой опыт в создании дистрибутивов (до этого автор «забавлялся» пересборкой Debian, AntiX и Mint), а так же после выхода этой версии появилось очень много планов, некоторые из которых не реализованы и сегодня.</text:p>
      <text:p text:style-name="P2"><text:tab/>Как назло, первая версия была утеряна при создании sqsh-снимка для отправки дистрибутива знакомым для их оценки. Поэтому этот релиз не был выложен на GitHub. Возможно, в скором времени будет воссоздана эта версия.</text:p>
      <text:p text:style-name="P2"/>
      <text:p text:style-name="P5">2021.2 - формирование новой редакции с сервером Xorg и учёт некоторых старых ошибок.</text:p>
      <text:p text:style-name="P2"><text:tab/>Версия 2021.2 выгодно отличается от предыдущей. Из неё был убран <text:span text:style-name="T2">cpkgi-tools </text:span>и добавлен новый <text:span text:style-name="T2">cpkg</text:span>, исправлен баг с пакетом <text:span text:style-name="T2">gmp</text:span>, из-за небольшого упущения в сборке которого невозможно было скомпилировать 90% программ на Calmira. В минимальную поставку было добавлено несколько новых пакетов. Так же начались работы над созданием репозитория с бинарными пакетами для cpkg.</text:p>
      <text:p text:style-name="P2"><text:tab/>Автоматизированная утилита для работы с пакетами <text:span text:style-name="T2">cpkg </text:span>тогда многого не умел. Работал он нестабильно, но был намного лучше предыдущих <text:span text:style-name="T2">cpkgi-tools</text:span>. Добавили нормальную базу данных пакетов, установка и удаление пакета работали намного быстрее и надёжнее, было снято большое число ограничений. Добавили <text:span text:style-name="T1">pre-</text:span> и <text:span text:style-name="T1">postinstall </text:span>скрипты, а ближе к релизу Calmira 2021.3 cpkg научится собирать ПО из исходного кода самостоятельно на основе предварительно приготовленных инструкций для сборки.</text:p>
      <text:p text:style-name="P2"><text:tab/>Да, пока ещё cpkg - АУРП. Пакетным менеджером его в то время назвать было трудно - функционал был небольшим. Но скоро всё изменится в лучшую сторону. Релиз <text:span text:style-name="T2">cpkg 1.0pa4</text:span> поменяет скромное «Автоматизированная утилита для работы с пакетами» на гордое «пакетный менеджер». <text:span text:style-name="T1">pa4</text:span> означало «pre-alpha 4». У cpkg была немного другая система наименования версий, но очень похожая на то, что будет через релиз в будущем.</text:p>
      <text:p text:style-name="P2"><text:tab/>Однако баги так же были (а как же без них?). Например, сломанный <text:span text:style-name="T2">make-ca </text:span>и невозможность скачивания файлов с помощью <text:span text:style-name="T2">wget </text:span>без ключа <text:span text:style-name="T1">--no-check-certificates</text:span>, нерабочий <text:span text:style-name="T2">git </text:span>и полурабочий <text:span text:style-name="T2">uptime </text:span>(возможно, сломанными были и другие утилиты).</text:p>
      <text:p text:style-name="P2"><text:tab/>Было обновлено большое число пакетов и конфигов, а так же дистрибутив начал потреблять меньше оперативной памяти.</text:p>
      <text:p text:style-name="P2"><text:tab/>Помимо этого, была подготовлена отдельная редакция с сервером Xorg, а так же бинарный пакет с оконным менеджером Fluxbox (который нужно было установить вручную посредством нового cpkg).</text:p>
      <text:p text:style-name="P2"/>
      <text:p text:style-name="P6">2021.3 — небольшое обновление.</text:p>
      <text:p text:style-name="P3"><text:tab/>В этом релизе было подготовлено несколько мелких, но довольно важных обновлений - новая предварительная версия cpkg, некоторые изменения в поставке ПО из минимальной сборки, отказ от редакции с Xorg, так как в планах было создание бинарных пакетов с этим сервером.</text:p>
      <text:p text:style-name="P3"><text:tab/>Начиная с этой версии начинает меняться позиционирование дистрибутива. Теперь это не просто легковесный дистрибутив, а минималистичная гибкая и быстрая система для <text:soft-page-break/>решения узкого круга задач. Был создан «Манифест разработчиков Calmira» (он же «Несколько принципов построения ОС Calmira GNU/Linux»), в котором были установлены жёсткие ограничения на потребление дистрибутивом ресурсов ПК и установленный в нём софт.</text:p>
      <text:p text:style-name="P3"><text:tab/>В этом манифесте было описано несколько принципов: делать систему максимально компактной и минималистичной, но не в ущерб функциональности; ориентировать систему не для новичка, а на продвинутого пользователя; обеспечивать максимальную свободу пользователю; не использовать наработки Calmira во вред; делиться наработками с сообществом, если автор наработок считает это нужным.</text:p>
      <text:p text:style-name="P3"><text:tab/>В cpkg добавили массу новых функций, таких как скачивание пакета с репозиториев, обновление списка пакетов, а так же создание локального репозитория. cpkg научился собирать ПО из исходного кода. В этот релиз дистрибутива вошёл cpkg 1.0pa4 с массой новых изменений. На то время это был самый крупный релиз за всю историю cpkg.</text:p>
      <text:p text:style-name="P3"><text:tab/>Но увы - разработка этой версии была окончена во время тестирования. Несмотря на то, что это был относительно неплохой релиз, изменений в нём было довольно мало, а предыдущая версия 2021.2 всех устраивала. Поэтому все изменения было принято отложить на будущее.</text:p>
      <text:p text:style-name="P3"/>
      <text:p text:style-name="P6">LX4 1.0 - смена структуры директорий на упрощённую, повышение стабильности дистрибутива и куча других изменений.</text:p>
      <text:p text:style-name="P3"><text:tab/>Самое большое изменение - это отказ от LFS в сторону молодого Linux4Yourself, сокращённо называемым LX4Y, LX4U либо же совсем коротко - LX4 (Linux4Yourself, кстати, появился через некоторое время после старта разработки Calmira 2021.1). Вместе с этим переходом изменилась и структура каталогов системы. В LX4 (и будущих LFS 11, кстати, тоже) отсутствуют <text:span text:style-name="T1">/bin</text:span>, <text:span text:style-name="T1">/sbin</text:span>, <text:span text:style-name="T1">/usr/sbin</text:span> и <text:span text:style-name="T1">/lib</text:span> - они заменены ссылками на <text:span text:style-name="T1">/usr/bin </text:span>и <text:span text:style-name="T1">/usr/lib</text:span> соотв. Это менее безопасно, а так же делает систему не такой гибкой (предыдущие релизы могли вообще без <text:span text:style-name="T1">/usr</text:span> загружаться и нормально работать). Это противоречит философии Calmira. В релизе LX4 1.1 это будет исправлено.</text:p>
      <text:p text:style-name="P3"><text:tab/>Вы могли заметить, что и система наименования версий дистрибутива поменялась. Вместо запутанной «годовой» (так называет разработчик Calmira предыдущую систему наименования версий) используется более простая. Мажорная версия (число до точки) значит крупное изменение, новый крупный релиз; минорная версия (число после точки) значит небольшие изменения, новый промежуточный релиз с мелкими обновлениями и изменениями. Приставка LX4 означает, что используется Linux4Yourself.</text:p>
      <text:p text:style-name="P3"><text:tab/>Из поставки дистрибутива был удалён пакетный менеджер cpkg, ввиду его нестабильности. Он часто приводил систему в полурабочее состояние, а с упрощённой структурой директорий может убить систему полностью. В релиз LX4 1.0 планировалось ввести систему портов (например, как в FreeBSD), но работа над ней не была закончена, поэтому введение этой системы было отложено на релиз LX4 1.1.</text:p>
      <text:p text:style-name="P3"><text:tab/>Так же некоторое ПО было заменено на более совершенные форки или аналоги (например, <text:span text:style-name="T2">zlib</text:span> на <text:span text:style-name="T2">zlib-ng</text:span>).</text:p>
      <text:p text:style-name="P3"><text:tab/>Окончательно утвердился метод сжатия пакетов и образов системы. Теперь используется <text:span text:style-name="T1">xz</text:span> как основной ввиду своей эффективности сжатия, хотя сжимает чуть медленнее всех остальных.</text:p>
      <text:p text:style-name="P3"><text:tab/>На этапе формирования новый цикл разработки дистрибутива. Но об этом позже.</text:p>
      <text:p text:style-name="P3"/>
      <text:p text:style-name="P7">Что потом?</text:p>
      <text:p text:style-name="P4"><text:tab/>Сейчас LX4 1.0 - последняя версия дистрибутива. В неё вошло много исправлений и улучшений. Система работает быстрее и надёжнее, а так же скооро появится много возможнойстей. Через пару месяцев ожидаем окончательную версию Calmira LX4 1.1 с огромным числом изменений. За ходом разработки вы можете посмотреть у нас на GitHub. А пока подумайте - что будет в новой версии дистрибутива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21:43:19.414591577</meta:creation-date>
    <dc:date>2021-07-30T22:24:10.597236183</dc:date>
    <meta:editing-duration>PT10M10S</meta:editing-duration>
    <meta:editing-cycles>1</meta:editing-cycles>
    <meta:document-statistic meta:table-count="0" meta:image-count="0" meta:object-count="0" meta:page-count="3" meta:paragraph-count="39" meta:word-count="1494" meta:character-count="10609" meta:non-whitespace-character-count="9121"/>
    <meta:generator>LibreOffice/7.1.5.2$Linux_X86_64 LibreOffice_project/10$Build-2</meta:generator>
  </office:meta>
</office:document-meta>
</file>